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8pt" officeooo:rsid="003273d6" officeooo:paragraph-rsid="003273d6" style:font-size-asian="8pt" style:font-size-complex="8pt"/>
    </style:style>
    <style:style style:name="P2" style:family="paragraph" style:parent-style-name="Preformatted_20_Text">
      <style:text-properties style:font-name="Arial" fo:font-size="8pt" officeooo:rsid="00344427" officeooo:paragraph-rsid="00344427"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2">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2">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
      <text:p text:style-name="P2"><text:s text:c="4"/>1)<text:tab/>Analysephase (12h)</text:p>
      <text:p text:style-name="P2"><text:s text:c="4"/>2)<text:tab/>Entwurfsphase (16h)</text:p>
      <text:p text:style-name="P2"><text:s text:c="4"/>3)<text:tab/>Realisierungsphase (27h)</text:p>
      <text:p text:style-name="P2"><text:s text:c="4"/>4)<text:tab/>Einfuehrungsphase (5h)</text:p>
      <text:p text:style-name="P2"><text:s text:c="4"/>5)<text:tab/>Dokumentation (10h)</text:p>
      <text:p text:style-name="P2"/>
      <text:p text:style-name="P2">4.2 Teilaufgaben (mit Zeitrahmen) auflisten</text:p>
      <text:p text:style-name="P2"/>
      <text:p text:style-name="P2"><text:s text:c="4"/>zu 1)<text:tab/>- <text:s text:c="2"/>Analysephase (12h)</text:p>
      <text:p text:style-name="P2">- <text:s text:c="2"/>Erfassung des Ist-Zustands (2h)</text:p>
      <text:p text:style-name="P2">- <text:s text:c="2"/>Gegebenen grafischen Entwurf analysieren (2h)</text:p>
      <text:p text:style-name="P2">- <text:s text:c="2"/>Beteiligte Entitaeten ermitteln (3h)</text:p>
      <text:p text:style-name="P2">- <text:s text:c="2"/>Beziehung der Entitaeten ermitteln (3h)</text:p>
      <text:p text:style-name="P2">- <text:s text:c="2"/>notwendige Kommunikation zwischen Clients (Apps) und Server (Proxy) ermitteln (2h)</text:p>
      <text:p text:style-name="P2"/>
      <text:p text:style-name="P2"><text:s text:c="4"/>zu 2)<text:tab/>- <text:s text:c="2"/>Entwurfsphase (16h)</text:p>
      <text:p text:style-name="P2">- <text:s text:c="2"/>Anwendungsfalldiagramm erstellen (3h)</text:p>
      <text:p text:style-name="P2">- <text:s text:c="2"/>Klassendiagramm erstellen (3h)</text:p>
      <text:p text:style-name="P2">- <text:s text:c="2"/>Definition Datenbankmodell (3h)</text:p>
      <text:p text:style-name="P2">- <text:s text:c="2"/>Sequenzdiagramm erstellen (3h)</text:p>
      <text:p text:style-name="P2">- <text:s text:c="2"/>Entwurf der JSON Objektstruktur fuer den Datenaustausch (2h)</text:p>
      <text:p text:style-name="P2">- <text:s text:c="2"/>Definition der Endpoints der Webdienste (2h)</text:p>
      <text:p text:style-name="P2"/>
      <text:p text:style-name="P2"><text:s text:c="4"/>zu 3)<text:tab/>- <text:s text:c="2"/>Realisierungsphase (27h)</text:p>
      <text:p text:style-name="P2">- <text:s text:c="2"/>Aufbau Repositorystruktur (1h)</text:p>
      <text:p text:style-name="P2">- <text:s text:c="2"/>Installation Symfony mit eventuell benoetigten Zusatzmodulen (1h)</text:p>
      <text:p text:style-name="P2">- <text:s text:c="2"/>Implementierung der Modelle (model) (8h)</text:p>
      <text:p text:style-name="P2">- <text:s text:c="2"/>Implementierung der Steuerung (controller) (8h)</text:p>
      <text:p text:style-name="P2">- <text:s text:c="2"/>Erstellen von Modultests (4h)</text:p>
      <text:p text:style-name="P2">- <text:s text:c="2"/>Fehlerbehebung (1h)</text:p>
      <text:p text:style-name="P2">- <text:s text:c="2"/>Codereview (4h)</text:p>
      <text:p text:style-name="P2"/>
      <text:p text:style-name="P2"><text:s text:c="4"/>zu 4)<text:tab/>- <text:s text:c="2"/>Einfuehrungsphase (5h)</text:p>
      <text:p text:style-name="P2">- <text:s text:c="2"/>Uebergabe der Software und Inbetriebnahme (5h)</text:p>
      <text:p text:style-name="P2"/>
      <text:p text:style-name="P2"><text:s text:c="4"/>zu 5)<text:tab/>- <text:s text:c="2"/>Dokumentation (10h)</text:p>
      <text:p text:style-name="P2">- <text:s text:c="2"/>Erstellen der Projekt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text:soft-page-break/>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s text:c="2"/>MySQL - Datenbankmanagementsystem</text:p>
      <text:p text:style-name="P2">- <text:s text:c="2"/>MySQL Workbench - Datenbankwerkzeug</text:p>
      <text:p text:style-name="P2">- <text:s text:c="2"/>PHP 5.6 - Skriptsprache</text:p>
      <text:p text:style-name="P2">- <text:s text:c="2"/>LibreOffice - Dokumentationswerkzeug</text:p>
      <text:p text:style-name="P2">- <text:s text:c="2"/>PuTTY - Terminalemulator</text:p>
      <text:p text:style-name="P2">- <text:s text:c="2"/>Apache - Webserver</text:p>
      <text:p text:style-name="P2">- <text:s text:c="2"/>UML Designer - Grafisches Modellierungswerkzeug</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text:tab/><text:tab/><text:tab/>Praktikant:</text:p>
      <text:p text:style-name="P2">50 Euro/Stunde<text:tab/><text:tab/><text:tab/>8 Euro/Stunde</text:p>
      <text:p text:style-name="P2">=<text:tab/><text:tab/><text:tab/><text:tab/>=</text:p>
      <text:p text:style-name="P2">3500 Euro<text:tab/><text:tab/><text:tab/>560 Euro</text:p>
      <text:p text:style-name="P2"/>
      <text:p text:style-name="P2">#TODO: Betreuer (Codereview etc.) in die Rechnung mit einfliessen lassen!</text:p>
      <text:p text:style-name="P2"/>
      <text:p text:style-name="P2">Kostenvorteil für das Unternehmen:</text:p>
      <text:p text:style-name="P2">294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8:44:44.977000000</dc:date>
    <meta:editing-duration>PT3H23M36S</meta:editing-duration>
    <meta:editing-cycles>19</meta:editing-cycles>
    <meta:generator>LibreOffice/5.1.1.3$Windows_X86_64 LibreOffice_project/89f508ef3ecebd2cfb8e1def0f0ba9a803b88a6d</meta:generator>
    <meta:print-date>2016-04-04T12:58:14.642000000</meta:print-date>
    <meta:document-statistic meta:table-count="0" meta:image-count="0" meta:object-count="0" meta:page-count="2" meta:paragraph-count="72" meta:word-count="561" meta:character-count="4468" meta:non-whitespace-character-count="3838"/>
  </office:meta>
</office:document-meta>
</file>